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ff972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72f"/>
    </style:style>
    <style:style style:name="ce19" style:family="table-cell" style:parent-style-name="Default">
      <style:table-cell-properties fo:background-color="#ff972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f413d"/>
    </style:style>
    <style:style style:name="ce11" style:family="table-cell" style:parent-style-name="Default">
      <style:table-cell-properties fo:background-color="#ef413d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fo:background-color="#d62e4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62e4e"/>
    </style:style>
    <style:style style:name="ce13" style:family="table-cell" style:parent-style-name="Default">
      <style:table-cell-properties fo:background-color="#ef413d"/>
      <style:text-properties fo:color="#000000"/>
    </style:style>
    <style:style style:name="ce14" style:family="table-cell" style:parent-style-name="Default">
      <style:table-cell-properties fo:background-color="#ef413d"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81d41a"/>
    </style:style>
    <style:style style:name="ce34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2.816cm" svg:height="8.739cm" svg:x="1.348cm" svg:y="26.219cm">
            <draw:object draw:notify-on-update-of-ranges="Foglio1.A58:Foglio1.A61 Foglio1.E12:Foglio1.E15 Foglio1.C27:Foglio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094cm" svg:y="16.563cm">
            <draw:object draw:notify-on-update-of-ranges="Foglio1.B27:Foglio1.B30 Foglio1.E19:Foglio1.E22 Foglio1.J27:Foglio1.J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323cm" svg:height="9.012cm" svg:x="15.061cm" svg:y="26.13cm">
            <draw:object draw:notify-on-update-of-ranges="Foglio1.A58:Foglio1.A61 Foglio1.E12:Foglio1.E15 Foglio1.D27:Foglio1.D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064cm" svg:height="8.872cm" svg:x="1.045cm" svg:y="16.761cm">
            <draw:object draw:notify-on-update-of-ranges="Foglio1.F27:Foglio1.F30 Foglio1.E19:Foglio1.E22 Foglio1.F27:Foglio1.F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283cm" svg:height="8.658cm" svg:x="15.025cm" svg:y="16.734cm">
            <draw:object draw:notify-on-update-of-ranges="Foglio1.A58:Foglio1.A61 Foglio1.E19:Foglio1.E22 Foglio1.G27:Foglio1.G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0.035cm" svg:y="26.659cm">
            <draw:object draw:notify-on-update-of-ranges="Foglio1.A58:Foglio1.A61 Foglio1.E12:Foglio1.E15 Foglio1.I27:Foglio1.I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FLIGHT COUNTER ENDPOI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MEAN SERVICE TIMES</text:p>
          </table:table-cell>
          <table:table-cell table:style-name="ce5" table:number-columns-repeated="3"/>
          <table:table-cell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VAR</text:p>
          </table:table-cell>
          <table:table-cell table:style-name="ce5" office:value-type="string" calcext:value-type="string">
            <text:p>RATE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AN SERVICE TIME SENZA CACHE</text:p>
          </table:table-cell>
          <table:table-cell table:style-name="ce5" table:number-columns-repeated="2"/>
          <table:table-cell table:style-name="ce5" table:formula="of:=1/[.B5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AN SERVICE TIME CACHE</text:p>
          </table:table-cell>
          <table:table-cell table:style-name="ce5" office:value-type="float" office:value="40.499375" calcext:value-type="float">
            <text:p>40,499375</text:p>
          </table:table-cell>
          <table:table-cell table:style-name="ce5" office:value-type="float" office:value="1.38635369655895" calcext:value-type="float">
            <text:p>1,38635369655895</text:p>
          </table:table-cell>
          <table:table-cell table:style-name="ce5" table:formula="of:=1/[.B6]" office:value-type="float" office:value="0.0246917390700474" calcext:value-type="float">
            <text:p>0,02469173907004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7" office:value-type="string" calcext:value-type="string">
            <text:p>MEAN RESPONSE TIME WITH DIFFERENT WORKLOADS</text:p>
          </table:table-cell>
          <table:table-cell table:style-name="ce18" table:number-columns-repeated="4"/>
          <table:table-cell table:number-columns-repeated="6"/>
        </table:table-row>
        <table:table-row table:style-name="ro1">
          <table:table-cell table:style-name="ce18" office:value-type="string" calcext:value-type="string">
            <text:p>SENZA CACHE</text:p>
          </table:table-cell>
          <table:table-cell table:style-name="ce18" table:number-columns-repeated="4"/>
          <table:table-cell table:number-columns-repeated="2"/>
          <table:table-cell table:style-name="ce32" office:value-type="string" calcext:value-type="string">
            <text:p>STATS FOR MODELING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9" office:value-type="string" calcext:value-type="string">
            <text:p>Load (interrarrival time)</text:p>
          </table:table-cell>
          <table:table-cell table:style-name="ce19" office:value-type="string" calcext:value-type="string">
            <text:p>Fraction</text:p>
          </table:table-cell>
          <table:table-cell table:style-name="ce19" office:value-type="string" calcext:value-type="string">
            <text:p>Mean response time</text:p>
          </table:table-cell>
          <table:table-cell table:style-name="ce19"/>
          <table:table-cell table:style-name="ce18" office:value-type="string" calcext:value-type="string">
            <text:p>Workload rate</text:p>
          </table:table-cell>
          <table:table-cell table:number-columns-repeated="2"/>
          <table:table-cell table:style-name="ce33" office:value-type="string" calcext:value-type="string">
            <text:p>hdd_service_time_percall: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9" table:formula="of:=1/(0.3*[.D5])" office:value-type="string" office:string-value="" calcext:value-type="error">
            <text:p>#DIV/0!</text:p>
          </table:table-cell>
          <table:table-cell table:style-name="ce19" office:value-type="string" calcext:value-type="string">
            <text:p>0.3L</text:p>
          </table:table-cell>
          <table:table-cell table:style-name="ce19" table:number-columns-repeated="2"/>
          <table:table-cell table:style-name="ce18" table:formula="of:=0.3*[.D5]" office:value-type="string" office:string-value="" calcext:value-type="error">
            <text:p>#DIV/0!</text:p>
          </table:table-cell>
          <table:table-cell/>
          <table:table-cell table:style-name="ce27"/>
          <table:table-cell table:style-name="ce34" office:value-type="float" office:value="0.046" calcext:value-type="float">
            <text:p>0,046</text:p>
          </table:table-cell>
          <table:table-cell table:style-name="ce34"/>
          <table:table-cell table:style-name="ce27"/>
          <table:table-cell table:style-name="ce28"/>
        </table:table-row>
        <table:table-row table:style-name="ro1">
          <table:table-cell table:style-name="ce19" table:formula="of:=1/(0.5*[.D5])" office:value-type="string" office:string-value="" calcext:value-type="error">
            <text:p>#DIV/0!</text:p>
          </table:table-cell>
          <table:table-cell table:style-name="ce19" office:value-type="string" calcext:value-type="string">
            <text:p>0.5L</text:p>
          </table:table-cell>
          <table:table-cell table:style-name="ce19" table:number-columns-repeated="2"/>
          <table:table-cell table:style-name="ce18" table:formula="of:=0.5*[.D5]" office:value-type="string" office:string-value="" calcext:value-type="error">
            <text:p>#DIV/0!</text:p>
          </table:table-cell>
          <table:table-cell/>
          <table:table-cell table:style-name="ce27"/>
          <table:table-cell table:style-name="ce34" office:value-type="string" calcext:value-type="string">
            <text:p>cpu_service_time:</text:p>
          </table:table-cell>
          <table:table-cell table:style-name="ce34"/>
          <table:table-cell table:style-name="ce27"/>
          <table:table-cell table:style-name="ce28"/>
        </table:table-row>
        <table:table-row table:style-name="ro1">
          <table:table-cell table:style-name="ce19" table:formula="of:=1/(0.8*[.D5])" office:value-type="string" office:string-value="" calcext:value-type="error">
            <text:p>#DIV/0!</text:p>
          </table:table-cell>
          <table:table-cell table:style-name="ce19" office:value-type="string" calcext:value-type="string">
            <text:p>0,8L</text:p>
          </table:table-cell>
          <table:table-cell table:style-name="ce19" table:number-columns-repeated="2"/>
          <table:table-cell table:style-name="ce18" table:formula="of:=0.8*[.D5]" office:value-type="string" office:string-value="" calcext:value-type="error">
            <text:p>#DIV/0!</text:p>
          </table:table-cell>
          <table:table-cell/>
          <table:table-cell table:style-name="ce27"/>
          <table:table-cell table:style-name="ce34" office:value-type="float" office:value="0.0008" calcext:value-type="float">
            <text:p>0,0008</text:p>
          </table:table-cell>
          <table:table-cell table:style-name="ce34"/>
          <table:table-cell table:style-name="ce27"/>
          <table:table-cell table:style-name="ce28"/>
        </table:table-row>
        <table:table-row table:style-name="ro1">
          <table:table-cell table:style-name="ce19" table:formula="of:=1/(0.85*[.D5])" office:value-type="string" office:string-value="" calcext:value-type="error">
            <text:p>#DIV/0!</text:p>
          </table:table-cell>
          <table:table-cell table:style-name="ce19" office:value-type="string" calcext:value-type="string">
            <text:p>0.85L</text:p>
          </table:table-cell>
          <table:table-cell table:style-name="ce19" table:number-columns-repeated="2"/>
          <table:table-cell table:style-name="ce18" table:formula="of:=0.85*[.D5]" office:value-type="string" office:string-value="" calcext:value-type="error">
            <text:p>#DIV/0!</text:p>
          </table:table-cell>
          <table:table-cell/>
          <table:table-cell table:style-name="ce27"/>
          <table:table-cell table:style-name="ce34" office:value-type="string" calcext:value-type="string">
            <text:p>json_load_time_delay:</text:p>
          </table:table-cell>
          <table:table-cell table:style-name="ce34"/>
          <table:table-cell table:style-name="ce27"/>
          <table:table-cell table:style-name="ce28"/>
        </table:table-row>
        <table:table-row table:style-name="ro1">
          <table:table-cell table:style-name="ce18" table:number-columns-repeated="5"/>
          <table:table-cell table:number-columns-repeated="2"/>
          <table:table-cell table:style-name="ce33" office:value-type="float" office:value="0.039" calcext:value-type="float">
            <text:p>0,03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8" office:value-type="string" calcext:value-type="string">
            <text:p>CON CACHE</text:p>
          </table:table-cell>
          <table:table-cell table:style-name="ce18" table:number-columns-repeated="4"/>
          <table:table-cell table:number-columns-repeated="2"/>
          <table:table-cell table:style-name="ce33" office:value-type="string" calcext:value-type="string">
            <text:p>cache_prob: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9" office:value-type="string" calcext:value-type="string">
            <text:p>Load (interrarrival time)</text:p>
          </table:table-cell>
          <table:table-cell table:style-name="ce19" office:value-type="string" calcext:value-type="string">
            <text:p>Fraction</text:p>
          </table:table-cell>
          <table:table-cell table:style-name="ce19" office:value-type="string" calcext:value-type="string">
            <text:p>Mean response time</text:p>
          </table:table-cell>
          <table:table-cell table:style-name="ce19"/>
          <table:table-cell table:style-name="ce18" office:value-type="string" calcext:value-type="string">
            <text:p>Workload rate</text:p>
          </table:table-cell>
          <table:table-cell table:number-columns-repeated="2"/>
          <table:table-cell table:style-name="ce33" table:formula="of:=38/522" office:value-type="float" office:value="0.0727969348659004" calcext:value-type="float">
            <text:p>0,072796934865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9" table:formula="of:=1/(0.3*[.D6])" office:value-type="float" office:value="134.997916666667" calcext:value-type="float">
            <text:p>134,997916666667</text:p>
          </table:table-cell>
          <table:table-cell table:style-name="ce19" office:value-type="string" calcext:value-type="string">
            <text:p>0.3L</text:p>
          </table:table-cell>
          <table:table-cell table:style-name="ce19" table:formula="of:=(50.982+50.8)/2" office:value-type="float" office:value="50.891" calcext:value-type="float">
            <text:p>50,891</text:p>
          </table:table-cell>
          <table:table-cell table:style-name="ce19"/>
          <table:table-cell table:style-name="ce18" table:formula="of:=0.3*[.D6]" office:value-type="float" office:value="0.00740752172101421" calcext:value-type="float">
            <text:p>0,007407521721014</text:p>
          </table:table-cell>
          <table:table-cell/>
          <table:table-cell table:style-name="ce27"/>
          <table:table-cell table:style-name="ce33" office:value-type="string" calcext:value-type="string">
            <text:p>set_cache_from_percall:</text:p>
          </table:table-cell>
          <table:table-cell table:style-name="ce33"/>
          <table:table-cell table:style-name="ce27"/>
          <table:table-cell table:style-name="ce28"/>
        </table:table-row>
        <table:table-row table:style-name="ro1">
          <table:table-cell table:style-name="ce19" table:formula="of:=1/(0.5*[.D6])" office:value-type="float" office:value="80.99875" calcext:value-type="float">
            <text:p>80,99875</text:p>
          </table:table-cell>
          <table:table-cell table:style-name="ce19" office:value-type="string" calcext:value-type="string">
            <text:p>0.5L</text:p>
          </table:table-cell>
          <table:table-cell table:style-name="ce19" table:formula="of:=(61.175+57.196)/2" office:value-type="float" office:value="59.1855" calcext:value-type="float">
            <text:p>59,1855</text:p>
          </table:table-cell>
          <table:table-cell table:style-name="ce19"/>
          <table:table-cell table:style-name="ce18" table:formula="of:=0.5*[.D6]" office:value-type="float" office:value="0.0123458695350237" calcext:value-type="float">
            <text:p>0,012345869535024</text:p>
          </table:table-cell>
          <table:table-cell/>
          <table:table-cell table:style-name="ce27"/>
          <table:table-cell table:style-name="ce33" office:value-type="float" office:value="1.673" calcext:value-type="float">
            <text:p>1,673</text:p>
          </table:table-cell>
          <table:table-cell table:style-name="ce33"/>
          <table:table-cell table:style-name="ce27"/>
          <table:table-cell table:style-name="ce28"/>
        </table:table-row>
        <table:table-row table:style-name="ro1">
          <table:table-cell table:style-name="ce19" table:formula="of:=1/(0.8*[.D6])" office:value-type="float" office:value="50.62421875" calcext:value-type="float">
            <text:p>50,62421875</text:p>
          </table:table-cell>
          <table:table-cell table:style-name="ce19" office:value-type="string" calcext:value-type="string">
            <text:p>0,8L</text:p>
          </table:table-cell>
          <table:table-cell table:style-name="ce19" office:value-type="float" office:value="95.04" calcext:value-type="float">
            <text:p>95,04</text:p>
          </table:table-cell>
          <table:table-cell table:style-name="ce19"/>
          <table:table-cell table:style-name="ce18" table:formula="of:=0.8*[.D6]" office:value-type="float" office:value="0.0197533912560379" calcext:value-type="float">
            <text:p>0,019753391256038</text:p>
          </table:table-cell>
          <table:table-cell/>
          <table:table-cell table:style-name="ce27" table:number-columns-repeated="4"/>
          <table:table-cell table:style-name="ce28"/>
        </table:table-row>
        <table:table-row table:style-name="ro1">
          <table:table-cell table:style-name="ce19" table:formula="of:=1/(0.85*[.D6])" office:value-type="float" office:value="47.6463235294118" calcext:value-type="float">
            <text:p>47,6463235294118</text:p>
          </table:table-cell>
          <table:table-cell table:style-name="ce19" office:value-type="string" calcext:value-type="string">
            <text:p>0.85L</text:p>
          </table:table-cell>
          <table:table-cell table:style-name="ce19" office:value-type="float" office:value="102.12" calcext:value-type="float">
            <text:p>102,12</text:p>
          </table:table-cell>
          <table:table-cell table:style-name="ce19"/>
          <table:table-cell table:style-name="ce18" table:formula="of:=0.85*[.D6]" office:value-type="float" office:value="0.0209879782095403" calcext:value-type="float">
            <text:p>0,02098797820954</text:p>
          </table:table-cell>
          <table:table-cell/>
          <table:table-cell table:style-name="ce27" table:number-columns-repeated="4"/>
          <table:table-cell table:style-name="ce28"/>
        </table:table-row>
        <table:table-row table:style-name="ro1">
          <table:table-cell table:number-columns-repeated="11"/>
        </table:table-row>
        <table:table-row table:style-name="ro1">
          <table:table-cell table:style-name="ce9" office:value-type="string" calcext:value-type="string">
            <text:p>THEORETICAL MODELS</text:p>
          </table:table-cell>
          <table:table-cell table:style-name="ce10" table:number-columns-repeated="10"/>
        </table:table-row>
        <table:table-row table:style-name="ro1">
          <table:table-cell table:style-name="ce10" table:number-columns-repeated="2"/>
          <table:table-cell table:style-name="ce13" office:value-type="string" calcext:value-type="string">
            <text:p>MEAN RESPONSE TIMES SENZA CACHE</text:p>
          </table:table-cell>
          <table:table-cell table:style-name="ce13" table:number-columns-repeated="2"/>
          <table:table-cell table:style-name="ce13" office:value-type="string" calcext:value-type="string">
            <text:p>MEAN RESPONSE TIMES CON CACHE</text:p>
          </table:table-cell>
          <table:table-cell table:style-name="ce13" table:number-columns-repeated="2"/>
          <table:table-cell table:style-name="ce13" office:value-type="string" calcext:value-type="string">
            <text:p>MEAN RESPONSE TIMES TESTED</text:p>
          </table:table-cell>
          <table:table-cell table:style-name="ce13" table:number-columns-repeated="2"/>
        </table:table-row>
        <table:table-row table:style-name="ro1"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Fraction</text:p>
          </table:table-cell>
          <table:table-cell table:style-name="ce14" office:value-type="string" calcext:value-type="string">
            <text:p>M/G/1</text:p>
          </table:table-cell>
          <table:table-cell table:style-name="ce14" office:value-type="string" calcext:value-type="string">
            <text:p>M/G/1/PS</text:p>
          </table:table-cell>
          <table:table-cell table:style-name="ce14"/>
          <table:table-cell table:style-name="ce14" office:value-type="string" calcext:value-type="string">
            <text:p>M/G/1</text:p>
          </table:table-cell>
          <table:table-cell table:style-name="ce14" office:value-type="string" calcext:value-type="string">
            <text:p>M/G/1/PS</text:p>
          </table:table-cell>
          <table:table-cell table:style-name="ce13"/>
          <table:table-cell table:style-name="ce14" office:value-type="string" calcext:value-type="string">
            <text:p>SENZA CACHE</text:p>
          </table:table-cell>
          <table:table-cell table:style-name="ce14" office:value-type="string" calcext:value-type="string">
            <text:p>CON CACHE</text:p>
          </table:table-cell>
          <table:table-cell table:style-name="ce13"/>
        </table:table-row>
        <table:table-row table:style-name="ro1">
          <table:table-cell table:style-name="ce11"/>
          <table:table-cell table:style-name="ce11" office:value-type="string" calcext:value-type="string">
            <text:p>0.3L</text:p>
          </table:table-cell>
          <table:table-cell table:style-name="ce14" table:formula="of:= ( ( ([.E12]/[.$D$5]) + [.E12]*[.$D$5]*[.$C$5] ) / (2*([.$D$5]-[.E12])) ) + (1/[.$D$5])" office:value-type="string" office:string-value="" calcext:value-type="error">
            <text:p>#DIV/0!</text:p>
          </table:table-cell>
          <table:table-cell table:style-name="ce11" table:formula="of:=1/([.$D$5] - [.E12])" office:value-type="string" office:string-value="" calcext:value-type="error">
            <text:p>#DIV/0!</text:p>
          </table:table-cell>
          <table:table-cell table:style-name="ce11"/>
          <table:table-cell table:style-name="ce10" table:formula="of:= ( ( ([.E19]/[.$D$6]) + [.E19]*[.$D$6]*[.$C$6] ) / (2*([.$D$6]-[.E19])) ) + (1/[.$D$6])" office:value-type="float" office:value="49.1851478179431" calcext:value-type="float">
            <text:p>49,1851478179431</text:p>
          </table:table-cell>
          <table:table-cell table:style-name="ce10" table:formula="of:=1/([.$D$6] - [.E19])" office:value-type="float" office:value="57.85625" calcext:value-type="float">
            <text:p>57,85625</text:p>
          </table:table-cell>
          <table:table-cell table:style-name="ce10" table:number-columns-repeated="2"/>
          <table:table-cell table:style-name="ce10" table:formula="of:=(50.982+50.8)/2" office:value-type="float" office:value="50.891" calcext:value-type="float">
            <text:p>50,891</text:p>
          </table:table-cell>
          <table:table-cell table:style-name="ce10"/>
        </table:table-row>
        <table:table-row table:style-name="ro1">
          <table:table-cell table:style-name="ce11"/>
          <table:table-cell table:style-name="ce11" office:value-type="string" calcext:value-type="string">
            <text:p>0.5L</text:p>
          </table:table-cell>
          <table:table-cell table:style-name="ce14" table:formula="of:= ( ( ([.E13]/[.$D$5]) + [.E13]*[.$D$5]*[.$C$5] ) / (2*([.$D$5]-[.E13])) ) + (1/[.$D$5])" office:value-type="string" office:string-value="" calcext:value-type="error">
            <text:p>#DIV/0!</text:p>
          </table:table-cell>
          <table:table-cell table:style-name="ce11" table:formula="of:=1/([.$D$5] - [.E13])" office:value-type="string" office:string-value="" calcext:value-type="error">
            <text:p>#DIV/0!</text:p>
          </table:table-cell>
          <table:table-cell table:style-name="ce11"/>
          <table:table-cell table:style-name="ce10" table:formula="of:= ( ( ([.E20]/[.$D$6]) + [.E20]*[.$D$6]*[.$C$6] ) / (2*([.$D$6]-[.E20])) ) + (1/[.$D$6])" office:value-type="float" office:value="60.7661782418671" calcext:value-type="float">
            <text:p>60,7661782418671</text:p>
          </table:table-cell>
          <table:table-cell table:style-name="ce10" table:formula="of:=1/([.$D$6] - [.E20])" office:value-type="float" office:value="80.99875" calcext:value-type="float">
            <text:p>80,99875</text:p>
          </table:table-cell>
          <table:table-cell table:style-name="ce10" table:number-columns-repeated="2"/>
          <table:table-cell table:style-name="ce10" table:formula="of:=(61.175+57.196)/2" office:value-type="float" office:value="59.1855" calcext:value-type="float">
            <text:p>59,1855</text:p>
          </table:table-cell>
          <table:table-cell table:style-name="ce10"/>
        </table:table-row>
        <table:table-row table:style-name="ro1">
          <table:table-cell table:style-name="ce11"/>
          <table:table-cell table:style-name="ce11" office:value-type="string" calcext:value-type="string">
            <text:p>0,8L</text:p>
          </table:table-cell>
          <table:table-cell table:style-name="ce14" table:formula="of:= ( ( ([.E14]/[.$D$5]) + [.E14]*[.$D$5]*[.$C$5] ) / (2*([.$D$5]-[.E14])) ) + (1/[.$D$5])" office:value-type="string" office:string-value="" calcext:value-type="error">
            <text:p>#DIV/0!</text:p>
          </table:table-cell>
          <table:table-cell table:style-name="ce11" table:formula="of:=1/([.$D$5] - [.E14])" office:value-type="string" office:string-value="" calcext:value-type="error">
            <text:p>#DIV/0!</text:p>
          </table:table-cell>
          <table:table-cell table:style-name="ce11"/>
          <table:table-cell table:style-name="ce10" table:formula="of:= ( ( ([.E21]/[.$D$6]) + [.E21]*[.$D$6]*[.$C$6] ) / (2*([.$D$6]-[.E21])) ) + (1/[.$D$6])" office:value-type="float" office:value="121.566587967469" calcext:value-type="float">
            <text:p>121,566587967469</text:p>
          </table:table-cell>
          <table:table-cell table:style-name="ce10" table:formula="of:=1/([.$D$6] - [.E21])" office:value-type="float" office:value="202.496875" calcext:value-type="float">
            <text:p>202,496875</text:p>
          </table:table-cell>
          <table:table-cell table:style-name="ce10" table:number-columns-repeated="2"/>
          <table:table-cell table:style-name="ce10" office:value-type="float" office:value="95.04" calcext:value-type="float">
            <text:p>95,04</text:p>
          </table:table-cell>
          <table:table-cell table:style-name="ce10"/>
        </table:table-row>
        <table:table-row table:style-name="ro1">
          <table:table-cell table:style-name="ce11"/>
          <table:table-cell table:style-name="ce11" office:value-type="string" calcext:value-type="string">
            <text:p>0.85L</text:p>
          </table:table-cell>
          <table:table-cell table:style-name="ce14" table:formula="of:= ( ( ([.E15]/[.$D$5]) + [.E15]*[.$D$5]*[.$C$5] ) / (2*([.$D$5]-[.E15])) ) + (1/[.$D$5])" office:value-type="string" office:string-value="" calcext:value-type="error">
            <text:p>#DIV/0!</text:p>
          </table:table-cell>
          <table:table-cell table:style-name="ce11" table:formula="of:=1/([.$D$5] - [.E15])" office:value-type="string" office:string-value="" calcext:value-type="error">
            <text:p>#DIV/0!</text:p>
          </table:table-cell>
          <table:table-cell table:style-name="ce11"/>
          <table:table-cell table:style-name="ce10" table:formula="of:= ( ( ([.E22]/[.$D$6]) + [.E22]*[.$D$6]*[.$C$6] ) / (2*([.$D$6]-[.E22])) ) + (1/[.$D$6])" office:value-type="float" office:value="155.34459337058" calcext:value-type="float">
            <text:p>155,34459337058</text:p>
          </table:table-cell>
          <table:table-cell table:style-name="ce10" table:formula="of:=1/([.$D$6] - [.E22])" office:value-type="float" office:value="269.995833333333" calcext:value-type="float">
            <text:p>269,995833333333</text:p>
          </table:table-cell>
          <table:table-cell table:style-name="ce10" table:number-columns-repeated="2"/>
          <table:table-cell table:style-name="ce10" office:value-type="float" office:value="102.12" calcext:value-type="float">
            <text:p>102,12</text:p>
          </table:table-cell>
          <table:table-cell table:style-name="ce10"/>
        </table:table-row>
        <table:table-row table:style-name="ro1" table:number-rows-repeated="3">
          <table:table-cell table:style-name="ce10" table:number-columns-repeated="11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style-name="ce12" table:number-columns-repeated="4"/>
          <table:table-cell table:number-columns-repeated="7"/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style-name="ce23" office:value-type="string" calcext:value-type="string">
            <text:p>QN MODEL WITH THREE STATIONS (cpu,disk,thinking time)</text:p>
          </table:table-cell>
          <table:table-cell table:style-name="ce24" table:number-columns-repeated="3"/>
          <table:table-cell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VAR</text:p>
          </table:table-cell>
          <table:table-cell table:style-name="ce24" office:value-type="string" calcext:value-type="string">
            <text:p>RATE</text:p>
          </table:table-cell>
          <table:table-cell table:number-columns-repeated="7"/>
        </table:table-row>
        <table:table-row table:style-name="ro1">
          <table:table-cell table:style-name="ce24" office:value-type="string" calcext:value-type="string">
            <text:p>cpu_service_time</text:p>
          </table:table-cell>
          <table:table-cell table:style-name="ce24" table:number-columns-repeated="3"/>
          <table:table-cell table:number-columns-repeated="7"/>
        </table:table-row>
        <table:table-row table:style-name="ro1">
          <table:table-cell table:style-name="ce24" office:value-type="string" calcext:value-type="string">
            <text:p>disk_service_time</text:p>
          </table:table-cell>
          <table:table-cell table:style-name="ce24" table:number-columns-repeated="3"/>
          <table:table-cell table:number-columns-repeated="7"/>
        </table:table-row>
        <table:table-row table:style-name="ro1">
          <table:table-cell table:style-name="ce24" office:value-type="string" calcext:value-type="string">
            <text:p>thinking_time</text:p>
          </table:table-cell>
          <table:table-cell table:style-name="ce24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7" loext:min-decimal-places="1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3:31:43.3743907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9T18:22:44.965952583</meta:creation-date>
    <dc:date>2020-08-15T14:40:46.338936922</dc:date>
    <meta:editing-duration>PT8H41M32S</meta:editing-duration>
    <meta:editing-cycles>49</meta:editing-cycles>
    <meta:generator>LibreOffice/6.4.5.2$Linux_X86_64 LibreOffice_project/1ed6aca320d7f4d82924e6cec66e4f7527376448</meta:generator>
    <meta:document-statistic meta:table-count="1" meta:cell-count="104" meta:object-count="6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17cm" svg:height="8.74cm" xlink:href=".." xlink:type="simple" chart:class="chart:line" chart:style-name="ch1">
        <chart:title svg:x="4.089cm" svg:y="0.31cm" chart:style-name="ch2">
          <text:p>M/G/1 SENZA CACHE</text:p>
        </chart:title>
        <chart:plot-area chart:style-name="ch3" table:cell-range-address="Foglio1.A58:Foglio1.A61 Foglio1.E12:Foglio1.E15 Foglio1.C27:Foglio1.C30" chart:data-source-has-labels="both" svg:x="1.267cm" svg:y="1.263cm" svg:width="11.294cm" svg:height="6.322cm">
          <chartooo:coordinate-region svg:x="1.888cm" svg:y="1.462cm" svg:width="10.673cm" svg:height="5.924cm"/>
          <chart:axis chart:dimension="x" chart:name="primary-x" chart:style-name="ch4" chartooo:axis-type="auto">
            <chartooo:date-scale/>
            <chart:title svg:x="6.076cm" svg:y="7.759cm" chart:style-name="ch5">
              <text:p>Arrival rate</text:p>
            </chart:title>
            <chart:categories table:cell-range-address="Foglio1.A58:Foglio1.A61"/>
          </chart:axis>
          <chart:axis chart:dimension="y" chart:name="primary-y" chart:style-name="ch4">
            <chart:title svg:x="0.451cm" svg:y="5.95cm" chart:style-name="ch6">
              <text:p>Mean response time</text:p>
            </chart:title>
            <chart:grid chart:style-name="ch7" chart:class="major"/>
          </chart:axis>
          <chart:series chart:style-name="ch8" chart:values-cell-range-address="Foglio1.C27:Foglio1.C30" chart:label-cell-address="Foglio1.E12:Foglio1.E1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IV/0! #DIV/0! #DIV/0! #DIV/0!</text:p>
                <text:list>
                  <text:list-item>
                    <text:p>#DIV/0!</text:p>
                  </text:list-item>
                  <text:list-item>
                    <text:p>#DIV/0!</text:p>
                  </text:list-item>
                  <text:list-item>
                    <text:p>#DIV/0!</text:p>
                  </text:list-item>
                  <text:list-item>
                    <text:p>#DIV/0!</text:p>
                  </text:list-item>
                </text:list>
                <draw:g>
                  <svg:desc>Foglio1.E12:Foglio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oglio1.A58:Foglio1.A61</svg:desc>
                </draw:g>
              </table:table-cell>
              <table:table-cell office:value-type="float" office:value="NaN">
                <text:p>NaN</text:p>
                <draw:g>
                  <svg:desc>Foglio1.C27:Foglio1.C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5cm" chart:style-name="ch2">
          <text:p> Nostro con cache
</text:p>
        </chart:title>
        <chart:plot-area chart:style-name="ch3" table:cell-range-address="Foglio1.B27:Foglio1.B30 Foglio1.E19:Foglio1.E22 Foglio1.J27:Foglio1.J30" chart:data-source-has-labels="both" svg:x="1.331cm" svg:y="1.778cm" svg:width="14.349cm" svg:height="6.061cm">
          <chartooo:coordinate-region svg:x="1.952cm" svg:y="1.978cm" svg:width="13.117cm" svg:height="5.214cm"/>
          <chart:axis chart:dimension="x" chart:name="primary-x" chart:style-name="ch4" chartooo:axis-type="auto">
            <chartooo:date-scale/>
            <chart:title svg:x="7.667cm" svg:y="8.019cm" chart:style-name="ch5">
              <text:p>Arrival rate</text:p>
            </chart:title>
            <chart:categories table:cell-range-address="Foglio1.B27:Foglio1.B30"/>
          </chart:axis>
          <chart:axis chart:dimension="y" chart:name="primary-y" chart:style-name="ch4">
            <chart:title svg:x="0.451cm" svg:y="6.334cm" chart:style-name="ch6">
              <text:p>Mean response time</text:p>
            </chart:title>
            <chart:grid chart:style-name="ch7" chart:class="major"/>
          </chart:axis>
          <chart:series chart:style-name="ch8" chart:values-cell-range-address="Foglio1.J27:Foglio1.J30" chart:label-cell-address="Foglio1.E19:Foglio1.E2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7407521721014 0,012345869535024 0,019753391256038 0,02098797820954</text:p>
                <text:list>
                  <text:list-item>
                    <text:p>0,007407521721014</text:p>
                  </text:list-item>
                  <text:list-item>
                    <text:p>0,012345869535024</text:p>
                  </text:list-item>
                  <text:list-item>
                    <text:p>0,019753391256038</text:p>
                  </text:list-item>
                  <text:list-item>
                    <text:p>0,02098797820954</text:p>
                  </text:list-item>
                </text:list>
                <draw:g>
                  <svg:desc>Foglio1.E19:Foglio1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3L</text:p>
                <draw:g>
                  <svg:desc>Foglio1.B27:Foglio1.B30</svg:desc>
                </draw:g>
              </table:table-cell>
              <table:table-cell office:value-type="float" office:value="50.891">
                <text:p>50.891</text:p>
                <draw:g>
                  <svg:desc>Foglio1.J27:Foglio1.J30</svg:desc>
                </draw:g>
              </table:table-cell>
            </table:table-row>
            <table:table-row>
              <table:table-cell office:value-type="string">
                <text:p>0.5L</text:p>
              </table:table-cell>
              <table:table-cell office:value-type="float" office:value="59.1855">
                <text:p>59.1855</text:p>
              </table:table-cell>
            </table:table-row>
            <table:table-row>
              <table:table-cell office:value-type="string">
                <text:p>0,8L</text:p>
              </table:table-cell>
              <table:table-cell office:value-type="float" office:value="95.04">
                <text:p>95.04</text:p>
              </table:table-cell>
            </table:table-row>
            <table:table-row>
              <table:table-cell office:value-type="string">
                <text:p>0.85L</text:p>
              </table:table-cell>
              <table:table-cell office:value-type="float" office:value="102.12">
                <text:p>102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24cm" svg:height="9.013cm" xlink:href=".." xlink:type="simple" chart:class="chart:line" chart:style-name="ch1">
        <chart:title svg:x="3.92cm" svg:y="0.316cm" chart:style-name="ch2">
          <text:p> M/G/1/PS SENZA CACHE</text:p>
        </chart:title>
        <chart:plot-area chart:style-name="ch3" table:cell-range-address="Foglio1.A58:Foglio1.A61 Foglio1.E12:Foglio1.E15 Foglio1.D27:Foglio1.D30" chart:data-source-has-labels="both" svg:x="1.277cm" svg:y="1.275cm" svg:width="11.781cm" svg:height="6.577cm">
          <chartooo:coordinate-region svg:x="1.898cm" svg:y="1.474cm" svg:width="11.16cm" svg:height="6.179cm"/>
          <chart:axis chart:dimension="x" chart:name="primary-x" chart:style-name="ch4" chartooo:axis-type="auto">
            <chartooo:date-scale/>
            <chart:title svg:x="6.329cm" svg:y="8.032cm" chart:style-name="ch5">
              <text:p>Arrival rate</text:p>
            </chart:title>
            <chart:categories table:cell-range-address="Foglio1.A58:Foglio1.A61"/>
          </chart:axis>
          <chart:axis chart:dimension="y" chart:name="primary-y" chart:style-name="ch4">
            <chart:title svg:x="0.451cm" svg:y="6.089cm" chart:style-name="ch6">
              <text:p>Mean response time</text:p>
            </chart:title>
            <chart:grid chart:style-name="ch7" chart:class="major"/>
          </chart:axis>
          <chart:series chart:style-name="ch8" chart:values-cell-range-address="Foglio1.D27:Foglio1.D30" chart:label-cell-address="Foglio1.E12:Foglio1.E1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IV/0! #DIV/0! #DIV/0! #DIV/0!</text:p>
                <text:list>
                  <text:list-item>
                    <text:p>#DIV/0!</text:p>
                  </text:list-item>
                  <text:list-item>
                    <text:p>#DIV/0!</text:p>
                  </text:list-item>
                  <text:list-item>
                    <text:p>#DIV/0!</text:p>
                  </text:list-item>
                  <text:list-item>
                    <text:p>#DIV/0!</text:p>
                  </text:list-item>
                </text:list>
                <draw:g>
                  <svg:desc>Foglio1.E12:Foglio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oglio1.A58:Foglio1.A61</svg:desc>
                </draw:g>
              </table:table-cell>
              <table:table-cell office:value-type="float" office:value="NaN">
                <text:p>NaN</text:p>
                <draw:g>
                  <svg:desc>Foglio1.D27:Foglio1.D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65cm" svg:height="8.873cm" xlink:href=".." xlink:type="simple" chart:class="chart:line" chart:style-name="ch1">
        <chart:title svg:x="4.451cm" svg:y="0.313cm" chart:style-name="ch2">
          <text:p>M/G/1 CON CACHE</text:p>
        </chart:title>
        <chart:plot-area chart:style-name="ch3" table:cell-range-address="Foglio1.F27:Foglio1.F30 Foglio1.E19:Foglio1.E22" chart:data-source-has-labels="both" svg:x="1.272cm" svg:y="1.269cm" svg:width="11.532cm" svg:height="6.446cm">
          <chartooo:coordinate-region svg:x="2.079cm" svg:y="1.468cm" svg:width="10.725cm" svg:height="6.048cm"/>
          <chart:axis chart:dimension="x" chart:name="primary-x" chart:style-name="ch4" chartooo:axis-type="auto">
            <chartooo:date-scale/>
            <chart:title svg:x="6.2cm" svg:y="7.892cm" chart:style-name="ch5">
              <text:p>Arrival rate</text:p>
            </chart:title>
            <chart:categories table:cell-range-address="Foglio1.F27:Foglio1.F30"/>
          </chart:axis>
          <chart:axis chart:dimension="y" chart:name="primary-y" chart:style-name="ch6">
            <chart:title svg:x="0.451cm" svg:y="6.018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F27:Foglio1.F30" chart:label-cell-address="Foglio1.E19:Foglio1.E2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7407521721014 0,012345869535024 0,019753391256038 0,02098797820954</text:p>
                <text:list>
                  <text:list-item>
                    <text:p>0,007407521721014</text:p>
                  </text:list-item>
                  <text:list-item>
                    <text:p>0,012345869535024</text:p>
                  </text:list-item>
                  <text:list-item>
                    <text:p>0,019753391256038</text:p>
                  </text:list-item>
                  <text:list-item>
                    <text:p>0,02098797820954</text:p>
                  </text:list-item>
                </text:list>
                <draw:g>
                  <svg:desc>Foglio1.E19:Foglio1.E22</svg:desc>
                </draw:g>
              </table:table-cell>
            </table:table-row>
          </table:table-header-rows>
          <table:table-rows>
            <table:table-row>
              <table:table-cell office:value-type="float" office:value="49.1851478179431">
                <text:p>49.1851478179431</text:p>
                <draw:g>
                  <svg:desc>Foglio1.F27:Foglio1.F30</svg:desc>
                </draw:g>
              </table:table-cell>
              <table:table-cell office:value-type="float" office:value="49.1851478179431">
                <text:p>49.1851478179431</text:p>
                <draw:g>
                  <svg:desc>Foglio1.F27:Foglio1.F30</svg:desc>
                </draw:g>
              </table:table-cell>
            </table:table-row>
            <table:table-row>
              <table:table-cell office:value-type="float" office:value="60.7661782418671">
                <text:p>60.7661782418671</text:p>
              </table:table-cell>
              <table:table-cell office:value-type="float" office:value="60.7661782418671">
                <text:p>60.7661782418671</text:p>
              </table:table-cell>
            </table:table-row>
            <table:table-row>
              <table:table-cell office:value-type="float" office:value="121.566587967469">
                <text:p>121.566587967469</text:p>
              </table:table-cell>
              <table:table-cell office:value-type="float" office:value="121.566587967469">
                <text:p>121.566587967469</text:p>
              </table:table-cell>
            </table:table-row>
            <table:table-row>
              <table:table-cell office:value-type="float" office:value="155.34459337058">
                <text:p>155.34459337058</text:p>
              </table:table-cell>
              <table:table-cell office:value-type="float" office:value="155.34459337058">
                <text:p>155.34459337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84cm" svg:height="8.659cm" xlink:href=".." xlink:type="simple" chart:class="chart:line" chart:style-name="ch1">
        <chart:title svg:x="4.204cm" svg:y="0.309cm" chart:style-name="ch2">
          <text:p>M/G/1/PS CON CACHE</text:p>
        </chart:title>
        <chart:plot-area chart:style-name="ch3" table:cell-range-address="Foglio1.A58:Foglio1.A61 Foglio1.E19:Foglio1.E22 Foglio1.G27:Foglio1.G30" chart:data-source-has-labels="both" svg:x="1.276cm" svg:y="1.261cm" svg:width="11.743cm" svg:height="6.244cm">
          <chartooo:coordinate-region svg:x="2.083cm" svg:y="1.461cm" svg:width="10.936cm" svg:height="5.845cm"/>
          <chart:axis chart:dimension="x" chart:name="primary-x" chart:style-name="ch4" chartooo:axis-type="auto">
            <chartooo:date-scale/>
            <chart:title svg:x="6.309cm" svg:y="7.678cm" chart:style-name="ch5">
              <text:p>Arrival rate</text:p>
            </chart:title>
            <chart:categories table:cell-range-address="Foglio1.A58:Foglio1.A61"/>
          </chart:axis>
          <chart:axis chart:dimension="y" chart:name="primary-y" chart:style-name="ch4">
            <chart:title svg:x="0.451cm" svg:y="5.909cm" chart:style-name="ch6">
              <text:p>Mean response time</text:p>
            </chart:title>
            <chart:grid chart:style-name="ch7" chart:class="major"/>
          </chart:axis>
          <chart:series chart:style-name="ch8" chart:values-cell-range-address="Foglio1.G27:Foglio1.G30" chart:label-cell-address="Foglio1.E19:Foglio1.E2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7407521721014 0,012345869535024 0,019753391256038 0,02098797820954</text:p>
                <text:list>
                  <text:list-item>
                    <text:p>0,007407521721014</text:p>
                  </text:list-item>
                  <text:list-item>
                    <text:p>0,012345869535024</text:p>
                  </text:list-item>
                  <text:list-item>
                    <text:p>0,019753391256038</text:p>
                  </text:list-item>
                  <text:list-item>
                    <text:p>0,02098797820954</text:p>
                  </text:list-item>
                </text:list>
                <draw:g>
                  <svg:desc>Foglio1.E19:Foglio1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oglio1.A58:Foglio1.A61</svg:desc>
                </draw:g>
              </table:table-cell>
              <table:table-cell office:value-type="float" office:value="57.85625">
                <text:p>57.85625</text:p>
                <draw:g>
                  <svg:desc>Foglio1.G27:Foglio1.G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99875">
                <text:p>80.99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.496875">
                <text:p>202.4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.995833333333">
                <text:p>269.9958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Nostro senza cache</text:p>
        </chart:title>
        <chart:plot-area chart:style-name="ch3" table:cell-range-address="Foglio1.A58:Foglio1.A61 Foglio1.E12:Foglio1.E15 Foglio1.I27:Foglio1.I30" chart:data-source-has-labels="both" svg:x="1.331cm" svg:y="1.275cm" svg:width="14.349cm" svg:height="6.564cm">
          <chartooo:coordinate-region svg:x="1.952cm" svg:y="1.474cm" svg:width="13.728cm" svg:height="6.166cm"/>
          <chart:axis chart:dimension="x" chart:name="primary-x" chart:style-name="ch4" chartooo:axis-type="auto">
            <chartooo:date-scale/>
            <chart:title svg:x="7.667cm" svg:y="8.019cm" chart:style-name="ch5">
              <text:p>Arrival rate</text:p>
            </chart:title>
            <chart:categories table:cell-range-address="Foglio1.A58:Foglio1.A61"/>
          </chart:axis>
          <chart:axis chart:dimension="y" chart:name="primary-y" chart:style-name="ch4">
            <chart:title svg:x="0.451cm" svg:y="6.083cm" chart:style-name="ch6">
              <text:p>Mean response time</text:p>
            </chart:title>
            <chart:grid chart:style-name="ch7" chart:class="major"/>
          </chart:axis>
          <chart:series chart:style-name="ch8" chart:values-cell-range-address="Foglio1.I27:Foglio1.I30" chart:label-cell-address="Foglio1.E12:Foglio1.E1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IV/0! #DIV/0! #DIV/0! #DIV/0!</text:p>
                <text:list>
                  <text:list-item>
                    <text:p>#DIV/0!</text:p>
                  </text:list-item>
                  <text:list-item>
                    <text:p>#DIV/0!</text:p>
                  </text:list-item>
                  <text:list-item>
                    <text:p>#DIV/0!</text:p>
                  </text:list-item>
                  <text:list-item>
                    <text:p>#DIV/0!</text:p>
                  </text:list-item>
                </text:list>
                <draw:g>
                  <svg:desc>Foglio1.E12:Foglio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oglio1.A58:Foglio1.A61</svg:desc>
                </draw:g>
              </table:table-cell>
              <table:table-cell office:value-type="float" office:value="NaN">
                <text:p>NaN</text:p>
                <draw:g>
                  <svg:desc>Foglio1.I27:Foglio1.I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